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3.875in"/>
    </style:style>
    <style:style style:name="Table1.C" style:family="table-column">
      <style:table-column-properties style:column-width="1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fc5e" officeooo:paragraph-rsid="0005fc5e"/>
    </style:style>
    <style:style style:name="P2" style:family="paragraph" style:parent-style-name="Standard">
      <style:text-properties officeooo:rsid="000610ed" officeooo:paragraph-rsid="000610ed"/>
    </style:style>
    <style:style style:name="P3" style:family="paragraph" style:parent-style-name="Standard">
      <style:text-properties officeooo:rsid="000610ed" officeooo:paragraph-rsid="000634d2"/>
    </style:style>
    <style:style style:name="P4" style:family="paragraph" style:parent-style-name="Text_20_body">
      <style:text-properties officeooo:rsid="00081bcd" officeooo:paragraph-rsid="00081bcd"/>
    </style:style>
    <style:style style:name="P5" style:family="paragraph" style:parent-style-name="Text_20_body">
      <style:text-properties officeooo:rsid="000a56cb" officeooo:paragraph-rsid="000a56cb"/>
    </style:style>
    <style:style style:name="P6" style:family="paragraph" style:parent-style-name="Text_20_body">
      <style:text-properties officeooo:rsid="000b23ee" officeooo:paragraph-rsid="000b23ee"/>
    </style:style>
    <style:style style:name="P7" style:family="paragraph" style:parent-style-name="Text_20_body">
      <style:text-properties officeooo:rsid="000d71da" officeooo:paragraph-rsid="000d71da"/>
    </style:style>
    <style:style style:name="P8" style:family="paragraph" style:parent-style-name="Text_20_body">
      <style:text-properties officeooo:rsid="000fbeb3" officeooo:paragraph-rsid="000fbeb3"/>
    </style:style>
    <style:style style:name="P9" style:family="paragraph" style:parent-style-name="Text_20_body">
      <style:text-properties officeooo:rsid="0012f4c1" officeooo:paragraph-rsid="0012f4c1"/>
    </style:style>
    <style:style style:name="P10" style:family="paragraph" style:parent-style-name="Text_20_body">
      <style:text-properties officeooo:rsid="000ee7af"/>
    </style:style>
    <style:style style:name="P11" style:family="paragraph" style:parent-style-name="Text_20_body">
      <style:text-properties officeooo:rsid="00155b29" officeooo:paragraph-rsid="00155b29"/>
    </style:style>
    <style:style style:name="P12" style:family="paragraph" style:parent-style-name="Text_20_body">
      <style:text-properties officeooo:rsid="001ab29a" officeooo:paragraph-rsid="001ab29a"/>
    </style:style>
    <style:style style:name="P13" style:family="paragraph" style:parent-style-name="Table_20_Heading">
      <style:text-properties officeooo:rsid="000610ed" officeooo:paragraph-rsid="000634d2"/>
    </style:style>
    <style:style style:name="P14" style:family="paragraph" style:parent-style-name="Table_20_Contents">
      <style:text-properties officeooo:rsid="000610ed" officeooo:paragraph-rsid="000634d2"/>
    </style:style>
    <style:style style:name="P15" style:family="paragraph" style:parent-style-name="Table_20_Contents">
      <style:text-properties officeooo:paragraph-rsid="000634d2"/>
    </style:style>
    <style:style style:name="P16" style:family="paragraph" style:parent-style-name="Table_20_Contents">
      <style:text-properties officeooo:rsid="000634d2" officeooo:paragraph-rsid="000634d2"/>
    </style:style>
    <style:style style:name="P17" style:family="paragraph" style:parent-style-name="Table_20_Contents">
      <style:text-properties officeooo:rsid="00192f7c" officeooo:paragraph-rsid="00192f7c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0d5f94" officeooo:paragraph-rsid="000d5f94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fo:font-style="italic" officeooo:rsid="000d5f94" officeooo:paragraph-rsid="000d5f94" style:font-style-asian="italic" style:font-style-complex="italic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fo:font-style="italic" officeooo:rsid="000d5f94" officeooo:paragraph-rsid="00142d48" style:font-style-asian="italic" style:font-style-complex="italic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0fbeb3" officeooo:paragraph-rsid="000fbeb3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rsid="0012f4c1" officeooo:paragraph-rsid="0012f4c1"/>
    </style:style>
    <style:style style:name="P23" style:family="paragraph" style:parent-style-name="Text_20_body" style:master-page-name="">
      <style:paragraph-properties style:page-number="auto"/>
      <style:text-properties officeooo:rsid="000d71da" officeooo:paragraph-rsid="000d71da"/>
    </style:style>
    <style:style style:name="P24" style:family="paragraph" style:parent-style-name="Subtitle">
      <style:text-properties officeooo:rsid="00081bcd" officeooo:paragraph-rsid="00081bcd"/>
    </style:style>
    <style:style style:name="P25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610ed" officeooo:paragraph-rsid="000d71da"/>
    </style:style>
    <style:style style:name="P26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1ab29a" officeooo:paragraph-rsid="001ab29a"/>
    </style:style>
    <style:style style:name="P27" style:family="paragraph" style:parent-style-name="Footnote">
      <style:text-properties officeooo:rsid="00155b29" officeooo:paragraph-rsid="00155b29"/>
    </style:style>
    <style:style style:name="P28" style:family="paragraph" style:parent-style-name="Text_20_body" style:list-style-name="L1">
      <style:text-properties officeooo:rsid="000a56cb" officeooo:paragraph-rsid="000a56cb"/>
    </style:style>
    <style:style style:name="P29" style:family="paragraph" style:parent-style-name="Text_20_body" style:list-style-name="L2">
      <style:text-properties officeooo:rsid="000610ed" officeooo:paragraph-rsid="000610ed"/>
    </style:style>
    <style:style style:name="P30" style:family="paragraph" style:parent-style-name="Text_20_body" style:list-style-name="L2">
      <style:text-properties officeooo:rsid="000610ed" officeooo:paragraph-rsid="001ab29a"/>
    </style:style>
    <style:style style:name="P31" style:family="paragraph" style:parent-style-name="Text_20_body" style:list-style-name="L2">
      <style:text-properties officeooo:rsid="000610ed" officeooo:paragraph-rsid="000d71da"/>
    </style:style>
    <style:style style:name="P32" style:family="paragraph" style:parent-style-name="Text_20_body" style:list-style-name="L2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0610ed" officeooo:paragraph-rsid="000610ed"/>
    </style:style>
    <style:style style:name="P33" style:family="paragraph" style:parent-style-name="Text_20_body" style:list-style-name="L2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0610ed" officeooo:paragraph-rsid="000d71da"/>
    </style:style>
    <style:style style:name="P34" style:family="paragraph" style:parent-style-name="Text_20_body" style:list-style-name="L2" style:master-page-name="">
      <style:paragraph-properties style:page-number="auto"/>
      <style:text-properties officeooo:rsid="000610ed" officeooo:paragraph-rsid="000d71da"/>
    </style:style>
    <style:style style:name="P35" style:family="paragraph" style:parent-style-name="Text_20_body" style:list-style-name="L2">
      <loext:graphic-properties draw:fill="none"/>
      <style:paragraph-properties fo:margin-top="0in" fo:margin-bottom="0.0972in" loext:contextual-spacing="false" fo:line-height="120%" fo:background-color="transparent"/>
      <style:text-properties officeooo:rsid="000610ed" officeooo:paragraph-rsid="000d71da"/>
    </style:style>
    <style:style style:name="P36" style:family="paragraph" style:parent-style-name="Text_20_body" style:list-style-name="L2">
      <loext:graphic-properties draw:fill="none"/>
      <style:paragraph-properties fo:margin-top="0in" fo:margin-bottom="0.0972in" loext:contextual-spacing="false" fo:line-height="120%" fo:background-color="transparent"/>
      <style:text-properties officeooo:rsid="000610ed" officeooo:paragraph-rsid="001ab29a"/>
    </style:style>
    <style:style style:name="P37" style:family="paragraph" style:parent-style-name="Heading_20_1">
      <style:paragraph-properties fo:break-before="page"/>
      <style:text-properties officeooo:paragraph-rsid="000ee7af"/>
    </style:style>
    <style:style style:name="P38" style:family="paragraph" style:parent-style-name="Heading_20_2">
      <style:text-properties officeooo:rsid="000ee7af" officeooo:paragraph-rsid="000ee7af"/>
    </style:style>
    <style:style style:name="P39" style:family="paragraph" style:parent-style-name="Heading_20_2" style:master-page-name="">
      <style:paragraph-properties style:page-number="auto"/>
      <style:text-properties officeooo:paragraph-rsid="000d71da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610ed"/>
    </style:style>
    <style:style style:name="T2" style:family="text">
      <style:text-properties officeooo:rsid="000634d2"/>
    </style:style>
    <style:style style:name="T3" style:family="text">
      <style:text-properties officeooo:rsid="00092158"/>
    </style:style>
    <style:style style:name="T4" style:family="text">
      <style:text-properties officeooo:rsid="000b23ee"/>
    </style:style>
    <style:style style:name="T5" style:family="text">
      <style:text-properties officeooo:rsid="000c8d9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5f94"/>
    </style:style>
    <style:style style:name="T8" style:family="text">
      <style:text-properties officeooo:rsid="000d71da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111a6"/>
    </style:style>
    <style:style style:name="T11" style:family="text">
      <style:text-properties officeooo:rsid="0012f4c1"/>
    </style:style>
    <style:style style:name="T12" style:family="text">
      <style:text-properties officeooo:rsid="0013228a"/>
    </style:style>
    <style:style style:name="T13" style:family="text">
      <style:text-properties officeooo:rsid="0013e40d"/>
    </style:style>
    <style:style style:name="T14" style:family="text">
      <style:text-properties officeooo:rsid="00142d48"/>
    </style:style>
    <style:style style:name="T15" style:family="text">
      <style:text-properties officeooo:rsid="00155b29"/>
    </style:style>
    <style:style style:name="T16" style:family="text">
      <style:text-properties officeooo:rsid="00192f7c"/>
    </style:style>
    <style:style style:name="T17" style:family="text">
      <style:text-properties officeooo:rsid="001ab29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SALT Test System</text:p>
      <text:p text:style-name="P24"><text:span text:style-name="T13">September</text:span>, 201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344_1644182300" text:style-name="Index_20_Link" text:visited-style-name="Index_20_Link">Introduction<text:tab/>1</text:a></text:p>
          <text:p text:style-name="P40"><text:a xlink:type="simple" xlink:href="#__RefHeading___Toc346_1644182300" text:style-name="Index_20_Link" text:visited-style-name="Index_20_Link">Building CSALT<text:tab/>2</text:a></text:p>
          <text:p text:style-name="P40"><text:a xlink:type="simple" xlink:href="#__RefHeading___Toc348_1644182300" text:style-name="Index_20_Link" text:visited-style-name="Index_20_Link">Generating Test Data<text:tab/>2</text:a></text:p>
          <text:p text:style-name="P40"><text:a xlink:type="simple" xlink:href="#__RefHeading___Toc350_1644182300" text:style-name="Index_20_Link" text:visited-style-name="Index_20_Link">Testing CSALT<text:tab/>2</text:a></text:p>
          <text:p text:style-name="P41"><text:a xlink:type="simple" xlink:href="#__RefHeading___Toc352_1644182300" text:style-name="Index_20_Link" text:visited-style-name="Index_20_Link">Example: Running All Test Cases<text:tab/>3</text:a></text:p>
          <text:p text:style-name="P41"><text:a xlink:type="simple" xlink:href="#__RefHeading___Toc354_1644182300" text:style-name="Index_20_Link" text:visited-style-name="Index_20_Link">Example: Running A Specific Test Case<text:tab/>3</text:a></text:p>
          <text:p text:style-name="P40"><text:a xlink:type="simple" xlink:href="#__RefHeading___Toc356_1644182300" text:style-name="Index_20_Link" text:visited-style-name="Index_20_Link">Appendix: Creating a Comparison File<text:tab/>5</text:a></text:p>
          <text:p text:style-name="P41"><text:a xlink:type="simple" xlink:href="#__RefHeading___Toc358_1644182300" text:style-name="Index_20_Link" text:visited-style-name="Index_20_Link">Generating a Comparison File from a Truth Folder<text:tab/>5</text:a></text:p>
          <text:p text:style-name="P41"><text:a xlink:type="simple" xlink:href="#__RefHeading___Toc360_1644182300" text:style-name="Index_20_Link" text:visited-style-name="Index_20_Link">Generating Truth Files from a Run<text:tab/>5</text:a></text:p>
        </text:index-body>
      </text:table-of-content>
      <text:h text:style-name="Heading_20_1" text:outline-level="1"><text:bookmark-start text:name="__RefHeading___Toc344_1644182300"/>Introduction<text:bookmark-end text:name="__RefHeading___Toc344_1644182300"/></text:h>
      <text:p text:style-name="P4">The Collocation Standalone Library and Toolkit (CSALT) provides core capabilities for collocation based optimization. <text:s/>The system is built into a shared library named libCSALT_&lt;ReleaseID&gt; by default. <text:s/>The library is tested using a stand-alone application, TestCSALT_&lt;ReleaseID&gt;. <text:s/>The tag &lt;ReleaseID&gt; here is a release label, set <text:span text:style-name="T3">to</text:span> R2018a at this writing. <text:s/></text:p>
      <text:p text:style-name="P4">The test program drives a collection of collocation test problems selected to exercise core CSALT functionality, generating two output files per test problem. <text:s/>The first output file is the output generated by the Optimizer running at the core of CSALT, SNOPT. <text:s/>The SNOPT output has the suffix “Data.txt” appended to the name of the test problem run. <text:s/>The second output file is the CSALT generated optimization control history file, with the suffix “.och”.</text:p>
      <text:p text:style-name="P5">Testing CSALT is a three step process:</text:p>
      <text:list xml:id="list309455709975981503" text:style-name="L1">
        <text:list-item>
          <text:p text:style-name="P28">Build the library and tester.</text:p>
        </text:list-item>
        <text:list-item>
          <text:p text:style-name="P28">Generate test data.</text:p>
        </text:list-item>
        <text:list-item>
          <text:p text:style-name="P28">Run the system tester.</text:p>
        </text:list-item>
      </text:list>
      <text:p text:style-name="P5">The build process is driven by a CMake configuration file found in the top level CSALT directory. <text:s/>The default settings in this file generate the test application in a folder outside of the CSALT file folders named LowThrustBinary. <text:s/>Test data is generated in the test/run folder inside of that folder. <text:s/>The resulting data files are compared to data generated from a previous runs, stored in the test/truth folder of the LowThrustBinary <text:span text:style-name="T4">folder. <text:s/></text:span></text:p>
      <text:h text:style-name="Heading_20_1" text:outline-level="1"><text:bookmark-start text:name="__RefHeading___Toc346_1644182300"/><text:soft-page-break/>Building CSALT<text:bookmark-end text:name="__RefHeading___Toc346_1644182300"/></text:h>
      <text:p text:style-name="P11">Build instructions for CSALT are provided separately, in the document titled “Building CSALT,” located in the Docs folder of the CSALT repository.</text:p>
      <text:h text:style-name="Heading_20_1" text:outline-level="1"><text:bookmark-start text:name="__RefHeading___Toc348_1644182300"/>Generating Test Data<text:bookmark-end text:name="__RefHeading___Toc348_1644182300"/></text:h>
      <text:p text:style-name="P6">Now that the CSALT test application has been built, the test data needs to be generated. <text:s/><text:span text:style-name="T5">This step can be performed either by running the test program interactively or from a command line launch. <text:s/>The test data files will be generated in the folder from which the program is run. <text:s/>The following capture of commands (boldfaced) from a terminal run demonstrate the process. <text:s/>Terminal responses are italicized in this text.</text:span></text:p>
      <text:p text:style-name="P18">$ <text:span text:style-name="T6">cd LowThrustBinary</text:span><text:line-break/>$ <text:span text:style-name="T6">ls</text:span></text:p>
      <text:p text:style-name="P19">bin <text:s/>lib <text:s/>test</text:p>
      <text:p text:style-name="P18">$ <text:span text:style-name="T6">cd test</text:span><text:line-break/>$ <text:span text:style-name="T6">mkdir run</text:span><text:line-break/>$ <text:span text:style-name="T6">cd run</text:span><text:line-break/>$ <text:span text:style-name="T6">../../bin/TestCSALT_R2018a -run All -exit</text:span></text:p>
      <text:p text:style-name="P20">Running 'All'<text:line-break/>Tue <text:span text:style-name="T14">Sep <text:s/>5 09:17:08 2017</text:span><text:line-break/>*** Running the Brachistochrone CSALT problem ***</text:p>
      <text:p text:style-name="P19">…</text:p>
      <text:p text:style-name="P19">Time for solution output <text:s text:c="22"/>0.00 seconds<text:line-break/>Time for constraint functions <text:s text:c="17"/>0.0<text:span text:style-name="T14">0</text:span> seconds<text:line-break/>Time for objective function <text:s text:c="19"/>0.00 seconds<text:line-break/>*** END Hull95 TEST ***<text:line-break/>Total run time: <text:span text:style-name="T14">23.331</text:span> sec</text:p>
      <text:p text:style-name="P18">$ </text:p>
      <text:h text:style-name="Heading_20_1" text:outline-level="1"><text:bookmark-start text:name="__RefHeading___Toc350_1644182300"/>Testing CSALT<text:bookmark-end text:name="__RefHeading___Toc350_1644182300"/></text:h>
      <text:p text:style-name="P1"><text:span text:style-name="T7">The CSALT system tester is a Python script named, TestCSALT</text:span>.py. <text:s/><text:span text:style-name="T7">That script</text:span> is used to compare CSALT test output data <text:span text:style-name="T1">to accepted</text:span><text:span text:style-name="T1"><text:note text:id="ftn1" text:note-class="footnote"><text:note-citation>1</text:note-citation><text:note-body><text:p text:style-name="P27">CSALT accepted values are output data files that have been reviewed and deemed correct.</text:p></text:note-body></text:note></text:span><text:span text:style-name="T1"> values. The current implementation compares SNOPT and OCH output data.</text:span></text:p>
      <text:p text:style-name="P1"/>
      <text:p text:style-name="P2">TestCSALT uses a <text:span text:style-name="T7">c</text:span>omparison file <text:span text:style-name="T7">located</text:span> in the same directory as the script and named Comparison.txt. <text:s/><text:span text:style-name="T7">This file</text:span> is a two-column, tab- or space-delimited file. The first column contains test <text:soft-page-break/>names, and the second contains <text:span text:style-name="T15">target</text:span> Objective values. <text:s/>Th<text:span text:style-name="T7">is</text:span> file is used <text:span text:style-name="T7">for</text:span> all SNOPT <text:span text:style-name="T7">file </text:span>comparisons to determine the <text:span text:style-name="T7">accepted objective function value</text:span> for <text:span text:style-name="T8">the</text:span> test. The file is used in OCH comparisons <text:span text:style-name="T15">when the test system run is</text:span> set to compare “<text:span text:style-name="T15">A</text:span>ll” test <text:span text:style-name="T15">case</text:span>s, <text:span text:style-name="T15">telling the system the names of each test case to be run</text:span>.</text:p>
      <text:p text:style-name="P2"/>
      <text:p text:style-name="P2">TestCSALT has several command line arguments. If run without command line arguments, <text:span text:style-name="T16">or with arguments that are not parsed correctly, </text:span>it will <text:span text:style-name="T16">display usage text</text:span>. <text:s/><text:span text:style-name="T8">To run TestCSALT</text:span>, it must have arguments <text:span text:style-name="T8">identifying the type of test to run and the test case. <text:s/>Invocation in test mode is made using the syntax</text:span></text:p>
      <text:p text:style-name="P2"/>
      <text:p text:style-name="P2"><text:tab/><text:span text:style-name="T6">python3 TestCSALT.py </text:span><text:span text:style-name="T9">[Type] [Test]</text:span></text:p>
      <text:p text:style-name="P2"/>
      <text:p text:style-name="P3">Several values <text:span text:style-name="T8">used in the test run </text:span>can be changed by adding additional command line arguments to the end <text:span text:style-name="T8">of the command invocation, as shown in the following table.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">Command Line Argument</text:p>
            </table:table-cell>
            <table:table-cell table:style-name="Table1.A1" office:value-type="string">
              <text:p text:style-name="P13">Description</text:p>
            </table:table-cell>
            <table:table-cell table:style-name="Table1.C1" office:value-type="string">
              <text:p text:style-name="P13">Default Value</text:p>
            </table:table-cell>
          </table:table-row>
        </table:table-header-rows>
        <table:table-row>
          <table:table-cell table:style-name="Table1.A2" office:value-type="string">
            <text:p text:style-name="P15">-<text:span text:style-name="T1">compFile [Path]</text:span></text:p>
          </table:table-cell>
          <table:table-cell table:style-name="Table1.A2" office:value-type="string">
            <text:p text:style-name="P14">The full path of the comparison file.</text:p>
          </table:table-cell>
          <table:table-cell table:style-name="Table1.C2" office:value-type="string">
            <text:p text:style-name="P15">./<text:span text:style-name="T1">Comparison.txt</text:span></text:p>
          </table:table-cell>
        </table:table-row>
        <table:table-row>
          <table:table-cell table:style-name="Table1.A2" office:value-type="string">
            <text:p text:style-name="P15">-<text:span text:style-name="T1">runpath [Path]</text:span></text:p>
          </table:table-cell>
          <table:table-cell table:style-name="Table1.A2" office:value-type="string">
            <text:p text:style-name="P16">The path to the directory containing CSALT test data output (Test.och for OCH files, TestData.txt for SNOPT files)</text:p>
          </table:table-cell>
          <table:table-cell table:style-name="Table1.C2" office:value-type="string">
            <text:p text:style-name="P15">./<text:span text:style-name="T1">run/</text:span></text:p>
          </table:table-cell>
        </table:table-row>
        <table:table-row>
          <table:table-cell table:style-name="Table1.A2" office:value-type="string">
            <text:p text:style-name="P15">-<text:span text:style-name="T1">truepath [Path]</text:span></text:p>
          </table:table-cell>
          <table:table-cell table:style-name="Table1.A2" office:value-type="string">
            <text:p text:style-name="P16">The path to the directory containing OCH .truth files (useful for OCH only)</text:p>
          </table:table-cell>
          <table:table-cell table:style-name="Table1.C2" office:value-type="string">
            <text:p text:style-name="P15">./<text:span text:style-name="T1">truth/</text:span></text:p>
          </table:table-cell>
        </table:table-row>
        <table:table-row>
          <table:table-cell table:style-name="Table1.A2" office:value-type="string">
            <text:p text:style-name="P15">-<text:span text:style-name="T16">tolerance [value]</text:span></text:p>
          </table:table-cell>
          <table:table-cell table:style-name="Table1.A2" office:value-type="string">
            <text:p text:style-name="P17">Sets the comparison tolerance</text:p>
          </table:table-cell>
          <table:table-cell table:style-name="Table1.C2" office:value-type="string">
            <text:p text:style-name="P17">0.0005</text:p>
          </table:table-cell>
        </table:table-row>
      </table:table>
      <text:p text:style-name="P3"/>
      <text:h text:style-name="Heading_20_2" text:outline-level="2"><text:bookmark-start text:name="__RefHeading___Toc352_1644182300"/><text:span text:style-name="T8">Example: </text:span>Ru<text:span text:style-name="T8">n</text:span>n<text:span text:style-name="T8">ing</text:span> <text:span text:style-name="T2">All Test Cases</text:span><text:bookmark-end text:name="__RefHeading___Toc352_1644182300"/></text:h>
      <text:list xml:id="list1076234431959404151" text:style-name="L2">
        <text:list-header>
          <text:p text:style-name="P32">Open the directory <text:span text:style-name="T8">containing</text:span> TestCSALT <text:span text:style-name="T8">and the truth and run folders</text:span> in a terminal. Run the following <text:span text:style-name="T8">to compare OCH data for all of the test cases in the comparison file</text:span>:</text:p>
          <text:p text:style-name="P29">python3 TestCSALT.py <text:span text:style-name="T8">OCH</text:span> All</text:p>
        </text:list-header>
      </text:list>
      <text:p text:style-name="P7">or, to compare objective function values,</text:p>
      <text:list xml:id="list170348070957794" text:continue-numbering="true" text:style-name="L2">
        <text:list-header>
          <text:p text:style-name="P34">python3 TestCSALT.py <text:span text:style-name="T8">SNOPT</text:span> All</text:p>
        </text:list-header>
      </text:list>
      <text:p text:style-name="P12">Both sets are run using the command</text:p>
      <text:list xml:id="list170348133266328" text:continue-numbering="true" text:style-name="L2">
        <text:list-header>
          <text:p text:style-name="P30">python3 TestCSALT.py <text:span text:style-name="T17">All</text:span> All</text:p>
        </text:list-header>
      </text:list>
      <text:h text:style-name="P39" text:outline-level="2"><text:bookmark-start text:name="__RefHeading___Toc354_1644182300"/><text:span text:style-name="T8">Example: </text:span>Ru<text:span text:style-name="T8">n</text:span>n<text:span text:style-name="T8">ing</text:span> <text:span text:style-name="T8">A Specific Test Case</text:span><text:bookmark-end text:name="__RefHeading___Toc354_1644182300"/></text:h>
      <text:list xml:id="list170349425388350" text:continue-numbering="true" text:style-name="L2">
        <text:list-header>
          <text:p text:style-name="P33">Open the directory <text:span text:style-name="T8">containing</text:span> TestCSALT <text:span text:style-name="T8">and the truth and run folders</text:span> in a terminal. Run the following <text:span text:style-name="T8">to compare OCH data for the Brachistochrone of the test cases in the comparison file</text:span>:</text:p>
          <text:p text:style-name="P31">python3 TestCSALT.py <text:span text:style-name="T2">OCH</text:span> <text:span text:style-name="T8">Brachistochrone</text:span></text:p>
        </text:list-header>
      </text:list>
      <text:p text:style-name="P23">or, to compare objective function values,</text:p>
      <text:list xml:id="list170349697103527" text:continue-numbering="true" text:style-name="L2">
        <text:list-header>
          <text:p text:style-name="P35"><text:soft-page-break/>python3 TestCSALT.py <text:span text:style-name="T8">SNOPT</text:span> <text:span text:style-name="T8">Brachistochrone</text:span></text:p>
        </text:list-header>
      </text:list>
      <text:p text:style-name="P26">or, for both sets,</text:p>
      <text:list xml:id="list170349832964268" text:continue-numbering="true" text:style-name="L2">
        <text:list-header>
          <text:p text:style-name="P36">python3 TestCSALT.py <text:span text:style-name="T17">All</text:span> <text:span text:style-name="T8">Brachistochrone</text:span></text:p>
        </text:list-header>
      </text:list>
      <text:p text:style-name="P25"/>
      <text:h text:style-name="P37" text:outline-level="1"><text:bookmark-start text:name="__RefHeading___Toc356_1644182300"/>Appendix: Creating a Comparison File<text:bookmark-end text:name="__RefHeading___Toc356_1644182300"/></text:h>
      <text:p text:style-name="P10">The CSALT test code includes a Python script that can be used to generate the Comparison.txt file from the data in the test/truth folder, and a second Python script that can be used to populate the truth folder from a run and generate the corresponding Comparison file. <text:s/>Those utilities are described here.</text:p>
      <text:h text:style-name="P38" text:outline-level="2"><text:bookmark-start text:name="__RefHeading___Toc358_1644182300"/>Generating a Comparison File <text:span text:style-name="T11">from a Truth Folder</text:span><text:bookmark-end text:name="__RefHeading___Toc358_1644182300"/></text:h>
      <text:p text:style-name="P8">The script SetupCompare.py builds a comparison file named NewCompare.txt from the files in a truth folder. <text:s/>It is run as follows:</text:p>
      <text:p text:style-name="P21">python3 SetupCompare.py</text:p>
      <text:p text:style-name="P8">This script is run form the folder containing a folder named truth, <text:span text:style-name="T10">which</text:span> contains the results of a test system run. <text:s/>If the truth folder is missing or empty, the resulting NewCompare.txt file will be empty.</text:p>
      <text:h text:style-name="Heading_20_2" text:outline-level="2"><text:bookmark-start text:name="__RefHeading___Toc360_1644182300"/><text:span text:style-name="T10">Generating</text:span> <text:span text:style-name="T10">T</text:span>ruth <text:span text:style-name="T11">Files </text:span>from a <text:span text:style-name="T10">R</text:span>un<text:bookmark-end text:name="__RefHeading___Toc360_1644182300"/></text:h>
      <text:p text:style-name="P9">The script SetupTruth.py reads the data files in a run folder, uses those files to populate a truth folder, and then generates a comparison file (“NewCompare.txt”) from the contents of the truth folder. <text:s/>This utility is useful for adding new test case run data to the truth folder; it replaces identically named files in the truth folder with the new test case files, preserves other existing test case run data, and produces a comparison file for all o<text:span text:style-name="T12">f</text:span> the files in the truth folder. <text:s/>It is run as follows:</text:p>
      <text:p text:style-name="P22">python3 SetupTruth.py </text:p>
      <text:p text:style-name="P9">The script copies the run data files to the truth folder, renames files as needed, and then generates the NewCompare.txt file using the same mechanism used in SetupCompare.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1:42:34.546388528</meta:creation-date>
    <dc:date>2017-09-05T17:03:47.888183591</dc:date>
    <meta:editing-duration>PT39M55S</meta:editing-duration>
    <meta:editing-cycles>7</meta:editing-cycles>
    <meta:generator>LibreOffice/5.1.6.2$Linux_X86_64 LibreOffice_project/10m0$Build-2</meta:generator>
    <dc:creator>Darrel Conway</dc:creator>
    <meta:document-statistic meta:table-count="1" meta:image-count="0" meta:object-count="0" meta:page-count="5" meta:paragraph-count="77" meta:word-count="1086" meta:character-count="6715" meta:non-whitespace-character-count="5618"/>
  </office:meta>
</office:document-meta>
</file>